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Inter UI" fo:font-weight="bold" officeooo:rsid="000bda18" officeooo:paragraph-rsid="000bda18" style:font-weight-asian="bold" style:font-weight-complex="bold"/>
    </style:style>
    <style:style style:name="P2" style:family="paragraph" style:parent-style-name="Standard">
      <style:text-properties style:font-name="Inter UI" fo:font-weight="bold" officeooo:rsid="000bda18" officeooo:paragraph-rsid="000d3511" style:font-weight-asian="bold" style:font-weight-complex="bold"/>
    </style:style>
    <style:style style:name="P3" style:family="paragraph" style:parent-style-name="Standard">
      <style:text-properties style:font-name="Inter UI" officeooo:rsid="000bda18" officeooo:paragraph-rsid="000bda18"/>
    </style:style>
    <style:style style:name="P4" style:family="paragraph" style:parent-style-name="Standard">
      <style:text-properties style:font-name="Inter UI" fo:font-weight="bold" officeooo:rsid="000bda18" officeooo:paragraph-rsid="000bda18" style:font-weight-asian="bold" style:font-weight-complex="bold"/>
    </style:style>
    <style:style style:name="P5" style:family="paragraph" style:parent-style-name="Standard">
      <style:text-properties style:font-name="Inter UI" fo:font-weight="bold" officeooo:rsid="000bda18" officeooo:paragraph-rsid="000d3511" style:font-weight-asian="bold" style:font-weight-complex="bold"/>
    </style:style>
    <style:style style:name="P6" style:family="paragraph" style:parent-style-name="Standard" style:list-style-name="L1">
      <style:text-properties style:font-name="Inter UI" fo:font-weight="normal" officeooo:rsid="0010248a" officeooo:paragraph-rsid="0010248a" style:font-weight-asian="normal" style:font-weight-complex="normal"/>
    </style:style>
    <style:style style:name="P7" style:family="paragraph" style:parent-style-name="Standard" style:list-style-name="L1">
      <style:text-properties style:font-name="Inter UI" fo:font-weight="normal" officeooo:rsid="001277a2" officeooo:paragraph-rsid="001277a2" style:font-weight-asian="normal" style:font-weight-complex="normal"/>
    </style:style>
    <style:style style:name="P8" style:family="paragraph" style:parent-style-name="Standard" style:list-style-name="L2">
      <style:text-properties style:font-name="Inter UI" fo:font-weight="normal" officeooo:rsid="001277a2" officeooo:paragraph-rsid="001277a2" style:font-weight-asian="normal" style:font-weight-complex="normal"/>
    </style:style>
    <style:style style:name="P9" style:family="paragraph" style:parent-style-name="Standard" style:list-style-name="L2">
      <style:text-properties style:font-name="Inter UI" fo:font-weight="normal" officeooo:rsid="001348b4" officeooo:paragraph-rsid="001348b4" style:font-weight-asian="normal" style:font-weight-complex="normal"/>
    </style:style>
    <style:style style:name="T1" style:family="text">
      <style:text-properties officeooo:rsid="0012d0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Deeper Look At Experience Replay</text:p>
      <text:p text:style-name="P1"/>
      <text:p text:style-name="P2">Prioritized Experience Replay</text:p>
      <text:p text:style-name="P2"/>
      <text:p text:style-name="P2">Parameter Space Noise For Exploration</text:p>
      <text:p text:style-name="P1"/>
      <text:p text:style-name="P1">Playing Atari With Deep Reinforcement Learning</text:p>
      <text:list xml:id="list4098528591" text:style-name="L1">
        <text:list-item>
          <text:p text:style-name="P6">Deep learning algorithms require data sample to be independent, but in reinforcement learning, the training samples are highly correlated</text:p>
        </text:list-item>
        <text:list-item>
          <text:p text:style-name="P6">In RL, the data distribution changes as the algorithm learns new <text:span text:style-name="T1">behaviours</text:span></text:p>
        </text:list-item>
        <text:list-item>
          <text:p text:style-name="P7">The most successful approaches for games learning has been to train directly from raw inputs, such as game pixels</text:p>
        </text:list-item>
      </text:list>
      <text:p text:style-name="P1"><text:tab/></text:p>
      <text:p text:style-name="P1">Playing Fps Games With Deep Reinforcement Learning</text:p>
      <text:p text:style-name="P1"/>
      <text:p text:style-name="P1">Dueling Network Architectures For Deep Reinforcement Learning</text:p>
      <text:p text:style-name="P1"/>
      <text:p text:style-name="P1">Deep Reinforcement Learning With Double Q-Learning</text:p>
      <text:p text:style-name="P1"/>
      <text:p text:style-name="P1">Deep Recurrent Q-Learning For Partially Observable Mdps</text:p>
      <text:list xml:id="list421298040" text:style-name="L2">
        <text:list-item>
          <text:p text:style-name="P8">Many game environments can only be captures as a partially observable markov decision process.</text:p>
        </text:list-item>
        <text:list-item>
          <text:p text:style-name="P9">Replacing the first fully connected layer in a vanilla DQN with an LSTM produces optimal result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20:56:34.281389731</meta:creation-date>
    <dc:date>2018-04-17T22:00:17.679874654</dc:date>
    <meta:editing-duration>PT43M21S</meta:editing-duration>
    <meta:editing-cycles>7</meta:editing-cycles>
    <meta:generator>LibreOffice/5.4.6.2$Linux_X86_64 LibreOffice_project/40$Build-2</meta:generator>
    <meta:document-statistic meta:table-count="0" meta:image-count="0" meta:object-count="0" meta:page-count="1" meta:paragraph-count="14" meta:word-count="132" meta:character-count="883" meta:non-whitespace-character-count="768"/>
  </office:meta>
</office:document-meta>
</file>